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81in"/>
    </style:style>
    <style:style style:name="co4" style:family="table-column">
      <style:table-column-properties fo:break-before="auto" style:column-width="1.9047in"/>
    </style:style>
    <style:style style:name="co5" style:family="table-column">
      <style:table-column-properties fo:break-before="auto" style:column-width="1.6138in"/>
    </style:style>
    <style:style style:name="co6" style:family="table-column">
      <style:table-column-properties fo:break-before="auto" style:column-width="1.0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Arial" style:font-name-asian="Droid Sans Fallback" style:font-name-complex="Lohit Hindi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>
            <text:p>s</text:p>
          </table:table-cell>
          <table:table-cell office:value-type="string">
            <text:p>have</text:p>
          </table:table-cell>
          <table:table-cell office:value-type="string">
            <text:p>misses</text:p>
          </table:table-cell>
          <table:table-cell office:value-type="string">
            <text:p>doing now</text:p>
          </table:table-cell>
          <table:table-cell office:value-type="string">
            <text:p>to do</text:p>
          </table:table-cell>
          <table:table-cell office:value-type="string">
            <text:p>then</text:p>
          </table:table-cell>
          <table:table-cell office:value-type="string">
            <text:p>and eventually</text:p>
          </table:table-cell>
          <table:table-cell table:number-columns-repeated="2"/>
        </table:table-row>
        <table:table-row table:style-name="ro1">
          <table:table-cell office:value-type="string">
            <text:p>obe (prelim only) &amp; n04</text:p>
          </table:table-cell>
          <table:table-cell office:value-type="string">
            <text:p>skipstall</text:p>
          </table:table-cell>
          <table:table-cell office:value-type="string">
            <text:p>s1</text:p>
          </table:table-cell>
          <table:table-cell office:value-type="string">
            <text:p>6+2</text:p>
          </table:table-cell>
          <table:table-cell/>
          <table:table-cell table:style-name="ce3"/>
          <table:table-cell office:value-type="string">
            <text:p>done</text:p>
          </table:table-cell>
          <table:table-cell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obe (prelim only, no logs) &amp; n05</text:p>
          </table:table-cell>
          <table:table-cell office:value-type="string">
            <text:p>retry</text:p>
          </table:table-cell>
          <table:table-cell office:value-type="string">
            <text:p>s1</text:p>
          </table:table-cell>
          <table:table-cell table:style-name="ce1" office:value-type="string">
            <text:p>5-1</text:p>
          </table:table-cell>
          <table:table-cell office:value-type="float" office:value="1">
            <text:p>1</text:p>
          </table:table-cell>
          <table:table-cell table:style-name="ce3"/>
          <table:table-cell table:style-name="ce4" office:value-type="string">
            <text:p>done</text:p>
          </table:table-cell>
          <table:table-cell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1 (no logs) &amp; obe (prelim only)</text:p>
          </table:table-cell>
          <table:table-cell office:value-type="string">
            <text:p>catchup</text:p>
          </table:table-cell>
          <table:table-cell office:value-type="string">
            <text:p>s1</text:p>
          </table:table-cell>
          <table:table-cell office:value-type="string">
            <text:p>6+2</text:p>
          </table:table-cell>
          <table:table-cell/>
          <table:table-cell table:style-name="ce3" office:value-type="string">
            <text:p>joined</text:p>
          </table:table-cell>
          <table:table-cell table:number-columns-repeated="2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1 (no logs) &amp; obe (prelim only)</text:p>
          </table:table-cell>
          <table:table-cell office:value-type="string">
            <text:p>ratio</text:p>
          </table:table-cell>
          <table:table-cell office:value-type="string">
            <text:p>s1</text:p>
          </table:table-cell>
          <table:table-cell office:value-type="string">
            <text:p>6+2</text:p>
          </table:table-cell>
          <table:table-cell/>
          <table:table-cell table:style-name="ce3" office:value-type="string">
            <text:p>joined</text:p>
          </table:table-cell>
          <table:table-cell table:number-columns-repeated="2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1 (no logs) &amp; obe (prelim only) &amp; n03</text:p>
          </table:table-cell>
          <table:table-cell office:value-type="string">
            <text:p>rdt</text:p>
          </table:table-cell>
          <table:table-cell office:value-type="string">
            <text:p>s1</text:p>
          </table:table-cell>
          <table:table-cell office:value-type="float" office:value="6">
            <text:p>6</text:p>
          </table:table-cell>
          <table:table-cell/>
          <table:table-cell table:style-name="ce3"/>
          <table:table-cell office:value-type="string">
            <text:p>done</text:p>
          </table:table-cell>
          <table:table-cell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03 (no logs) &amp; obe (prelim only)</text:p>
          </table:table-cell>
          <table:table-cell office:value-type="string">
            <text:p>catchup</text:p>
          </table:table-cell>
          <table:table-cell office:value-type="string">
            <text:p>s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2 (no logs) &amp; obe (prelim only)</text:p>
          </table:table-cell>
          <table:table-cell office:value-type="string">
            <text:p>ratio</text:p>
          </table:table-cell>
          <table:table-cell office:value-type="string">
            <text:p>s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obe (prelim only)</text:p>
          </table:table-cell>
          <table:table-cell office:value-type="string">
            <text:p>rdt</text:p>
          </table:table-cell>
          <table:table-cell office:value-type="string">
            <text:p>s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2 (no logs) &amp; obe (prelim only)</text:p>
          </table:table-cell>
          <table:table-cell office:value-type="string">
            <text:p>retry</text:p>
          </table:table-cell>
          <table:table-cell office:value-type="string">
            <text:p>s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3 (no logs) &amp; obe (prelim only)</text:p>
          </table:table-cell>
          <table:table-cell office:value-type="string">
            <text:p>skipstall</text:p>
          </table:table-cell>
          <table:table-cell office:value-type="string">
            <text:p>s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>
            <text:p>b01 (no logs) &amp; obe (prelim only)</text:p>
          </table:table-cell>
          <table:table-cell office:value-type="string">
            <text:p>ratio</text:p>
          </table:table-cell>
          <table:table-cell office:value-type="string">
            <text:p>s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1 (no logs) &amp; obe (prelim only)</text:p>
          </table:table-cell>
          <table:table-cell office:value-type="string">
            <text:p>rdt</text:p>
          </table:table-cell>
          <table:table-cell office:value-type="string">
            <text:p>s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3 (no logs) &amp; obe (prelim only)</text:p>
          </table:table-cell>
          <table:table-cell office:value-type="string">
            <text:p>catchup</text:p>
          </table:table-cell>
          <table:table-cell office:value-type="string">
            <text:p>s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3 (no logs) &amp; obe (prelim only)</text:p>
          </table:table-cell>
          <table:table-cell office:value-type="string">
            <text:p>retry</text:p>
          </table:table-cell>
          <table:table-cell office:value-type="string">
            <text:p>s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3 (no logs) &amp; obe (prelim only)</text:p>
          </table:table-cell>
          <table:table-cell office:value-type="string">
            <text:p>skipstall</text:p>
          </table:table-cell>
          <table:table-cell office:value-type="string">
            <text:p>s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02 (no logs) &amp; obe (prelim only)</text:p>
          </table:table-cell>
          <table:table-cell office:value-type="string">
            <text:p>skipstall</text:p>
          </table:table-cell>
          <table:table-cell office:value-type="string">
            <text:p>s4</text:p>
          </table:table-cell>
          <table:table-cell table:style-name="ce1" office:value-type="string">
            <text:p>5-1+2</text:p>
          </table:table-cell>
          <table:table-cell office:value-type="float" office:value="1">
            <text:p>1</text:p>
          </table:table-cell>
          <table:table-cell table:style-name="ce3" office:value-type="string">
            <text:p>makedatasets</text:p>
          </table:table-cell>
          <table:table-cell table:number-columns-repeated="2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2 (no logs) &amp; obe (prelim only)</text:p>
          </table:table-cell>
          <table:table-cell office:value-type="string">
            <text:p>retry</text:p>
          </table:table-cell>
          <table:table-cell office:value-type="string">
            <text:p>s4</text:p>
          </table:table-cell>
          <table:table-cell office:value-type="string">
            <text:p>5-1+2</text:p>
          </table:table-cell>
          <table:table-cell office:value-type="float" office:value="1">
            <text:p>1</text:p>
          </table:table-cell>
          <table:table-cell table:style-name="ce3" office:value-type="string">
            <text:p>scp <text:s/>ppfx =&gt; n06</text:p>
          </table:table-cell>
          <table:table-cell table:style-name="ce5" office:value-type="string">
            <text:p>out of space! Redoing</text:p>
          </table:table-cell>
          <table:table-cell/>
          <table:table-cell office:value-type="string">
            <text:p>rsync to obe (newer runs)</text:p>
          </table:table-cell>
          <table:table-cell/>
          <table:table-cell office:value-type="string">
            <text:p>n06 still misses ppfxc0-retry-5-s4/[456] at least</text:p>
          </table:table-cell>
        </table:table-row>
        <table:table-row table:style-name="ro1">
          <table:table-cell office:value-type="string">
            <text:p>b03 (no logs) &amp; obe (prelim only)</text:p>
          </table:table-cell>
          <table:table-cell office:value-type="string">
            <text:p>catchup</text:p>
          </table:table-cell>
          <table:table-cell office:value-type="string">
            <text:p>s4</text:p>
          </table:table-cell>
          <table:table-cell office:value-type="string">
            <text:p>6+2</text:p>
          </table:table-cell>
          <table:table-cell/>
          <table:table-cell table:style-name="ce3" office:value-type="string">
            <text:p>makedatasets (nohup)</text:p>
          </table:table-cell>
          <table:table-cell table:number-columns-repeated="2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4:scratch (no logs) &amp; obe (prelim only)</text:p>
          </table:table-cell>
          <table:table-cell office:value-type="string">
            <text:p>ratio</text:p>
          </table:table-cell>
          <table:table-cell office:value-type="string">
            <text:p>s4</text:p>
          </table:table-cell>
          <table:table-cell office:value-type="string">
            <text:p>6+2</text:p>
          </table:table-cell>
          <table:table-cell/>
          <table:table-cell table:style-name="ce3" office:value-type="string">
            <text:p>joined</text:p>
          </table:table-cell>
          <table:table-cell table:number-columns-repeated="2"/>
          <table:table-cell office:value-type="string">
            <text:p>rsync to obe (newer runs)</text:p>
          </table:table-cell>
          <table:table-cell table:number-columns-repeated="2"/>
        </table:table-row>
        <table:table-row table:style-name="ro1">
          <table:table-cell office:value-type="string">
            <text:p>b04:scratch (no logs) &amp; obe (prelim only)</text:p>
          </table:table-cell>
          <table:table-cell office:value-type="string">
            <text:p>rdt</text:p>
          </table:table-cell>
          <table:table-cell office:value-type="string">
            <text:p>s4</text:p>
          </table:table-cell>
          <table:table-cell office:value-type="string">
            <text:p>6+2</text:p>
          </table:table-cell>
          <table:table-cell/>
          <table:table-cell table:style-name="ce3" office:value-type="string">
            <text:p>joined</text:p>
          </table:table-cell>
          <table:table-cell table:number-columns-repeated="2"/>
          <table:table-cell office:value-type="string">
            <text:p>rsync to obe (newer runs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4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Hecht</meta:initial-creator>
    <meta:creation-date>2011-10-20T10:55:49</meta:creation-date>
    <dc:date>2011-11-30T14:33:32</dc:date>
    <dc:creator>Fabio Hecht</dc:creator>
    <meta:editing-duration>P5DT18H50M13S</meta:editing-duration>
    <meta:editing-cycles>44</meta:editing-cycles>
    <meta:generator>LibreOffice/3.3$Unix LibreOffice_project/330m19$Build-202</meta:generator>
    <meta:document-statistic meta:table-count="3" meta:cell-count="122" meta:object-count="0"/>
  </office:meta>
</office:document-meta>
</file>